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rsid="000377fa" officeooo:paragraph-rsid="00550050"/>
    </style:style>
    <style:style style:name="P7" style:family="paragraph" style:parent-style-name="Standard">
      <style:text-properties officeooo:rsid="000377fa" officeooo:paragraph-rsid="00b3dff3"/>
    </style:style>
    <style:style style:name="P8" style:family="paragraph" style:parent-style-name="Standard">
      <style:text-properties officeooo:paragraph-rsid="00196408"/>
    </style:style>
    <style:style style:name="P9" style:family="paragraph" style:parent-style-name="Standard">
      <style:text-properties officeooo:rsid="0020aa27" officeooo:paragraph-rsid="0020aa27"/>
    </style:style>
    <style:style style:name="P10" style:family="paragraph" style:parent-style-name="Standard">
      <style:text-properties officeooo:rsid="00224d77" officeooo:paragraph-rsid="00224d77"/>
    </style:style>
    <style:style style:name="P11" style:family="paragraph" style:parent-style-name="Standard">
      <style:text-properties officeooo:rsid="002384fd" officeooo:paragraph-rsid="002384fd"/>
    </style:style>
    <style:style style:name="P12" style:family="paragraph" style:parent-style-name="Standard">
      <style:text-properties officeooo:rsid="002384fd" officeooo:paragraph-rsid="00879be7"/>
    </style:style>
    <style:style style:name="P13" style:family="paragraph" style:parent-style-name="Standard">
      <style:text-properties officeooo:rsid="002593ca" officeooo:paragraph-rsid="002593ca"/>
    </style:style>
    <style:style style:name="P14" style:family="paragraph" style:parent-style-name="Standard">
      <style:text-properties officeooo:rsid="00268d2a" officeooo:paragraph-rsid="00268d2a"/>
    </style:style>
    <style:style style:name="P15" style:family="paragraph" style:parent-style-name="Standard">
      <style:text-properties officeooo:rsid="0028b8d7" officeooo:paragraph-rsid="0028b8d7"/>
    </style:style>
    <style:style style:name="P16" style:family="paragraph" style:parent-style-name="Standard">
      <style:text-properties officeooo:rsid="002c6dfe" officeooo:paragraph-rsid="002c6dfe"/>
    </style:style>
    <style:style style:name="P17" style:family="paragraph" style:parent-style-name="Standard">
      <style:text-properties officeooo:rsid="002c6dfe" officeooo:paragraph-rsid="00303e79"/>
    </style:style>
    <style:style style:name="P18" style:family="paragraph" style:parent-style-name="Standard">
      <style:text-properties officeooo:rsid="00307671" officeooo:paragraph-rsid="00307671"/>
    </style:style>
    <style:style style:name="P19" style:family="paragraph" style:parent-style-name="Standard">
      <style:text-properties officeooo:rsid="00311f67" officeooo:paragraph-rsid="00311f67"/>
    </style:style>
    <style:style style:name="P20" style:family="paragraph" style:parent-style-name="Standard">
      <style:text-properties officeooo:rsid="00323159" officeooo:paragraph-rsid="00323159"/>
    </style:style>
    <style:style style:name="P21" style:family="paragraph" style:parent-style-name="Standard">
      <style:text-properties officeooo:rsid="00323159" officeooo:paragraph-rsid="0033cc50"/>
    </style:style>
    <style:style style:name="P22" style:family="paragraph" style:parent-style-name="Standard">
      <style:text-properties officeooo:rsid="00323159" officeooo:paragraph-rsid="009d84da"/>
    </style:style>
    <style:style style:name="P23" style:family="paragraph" style:parent-style-name="Standard">
      <style:text-properties officeooo:rsid="00360c20" officeooo:paragraph-rsid="00360c20"/>
    </style:style>
    <style:style style:name="P24" style:family="paragraph" style:parent-style-name="Standard">
      <style:text-properties officeooo:rsid="0037fe3d" officeooo:paragraph-rsid="0037fe3d"/>
    </style:style>
    <style:style style:name="P25" style:family="paragraph" style:parent-style-name="Standard">
      <style:text-properties officeooo:rsid="00394ca0" officeooo:paragraph-rsid="00394ca0"/>
    </style:style>
    <style:style style:name="P26" style:family="paragraph" style:parent-style-name="Standard">
      <style:text-properties officeooo:rsid="0039a034" officeooo:paragraph-rsid="0039a034"/>
    </style:style>
    <style:style style:name="P27" style:family="paragraph" style:parent-style-name="Standard">
      <style:text-properties officeooo:rsid="003a8c55" officeooo:paragraph-rsid="003a8c55"/>
    </style:style>
    <style:style style:name="P28" style:family="paragraph" style:parent-style-name="Standard">
      <style:text-properties officeooo:rsid="003b0018" officeooo:paragraph-rsid="003b0018"/>
    </style:style>
    <style:style style:name="P29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30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1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2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3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4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5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6" style:family="paragraph" style:parent-style-name="Standard">
      <style:text-properties fo:font-style="italic" officeooo:rsid="00acbba1" officeooo:paragraph-rsid="00acbba1" style:font-style-asian="italic" style:font-style-complex="italic"/>
    </style:style>
    <style:style style:name="P37" style:family="paragraph" style:parent-style-name="Standard">
      <style:text-properties fo:font-style="italic" officeooo:rsid="00b5e9b6" officeooo:paragraph-rsid="00b5e9b6" style:font-style-asian="italic" style:font-style-complex="italic"/>
    </style:style>
    <style:style style:name="P38" style:family="paragraph" style:parent-style-name="Standard">
      <style:text-properties fo:font-style="italic" officeooo:rsid="002593ca" officeooo:paragraph-rsid="002593ca" style:font-style-asian="italic" style:font-style-complex="italic"/>
    </style:style>
    <style:style style:name="P39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40" style:family="paragraph" style:parent-style-name="Standard">
      <style:text-properties fo:font-style="italic" officeooo:rsid="007867fc" officeooo:paragraph-rsid="00b67927" style:font-style-asian="italic" style:font-style-complex="italic"/>
    </style:style>
    <style:style style:name="P41" style:family="paragraph" style:parent-style-name="Standard">
      <style:text-properties officeooo:paragraph-rsid="003c79d1"/>
    </style:style>
    <style:style style:name="P42" style:family="paragraph" style:parent-style-name="Standard">
      <style:text-properties officeooo:rsid="003f80f5" officeooo:paragraph-rsid="00465ffe"/>
    </style:style>
    <style:style style:name="P43" style:family="paragraph" style:parent-style-name="Standard">
      <style:text-properties officeooo:rsid="003f80f5" officeooo:paragraph-rsid="003f80f5"/>
    </style:style>
    <style:style style:name="P44" style:family="paragraph" style:parent-style-name="Standard">
      <style:text-properties officeooo:rsid="003fe7c0" officeooo:paragraph-rsid="00465ffe"/>
    </style:style>
    <style:style style:name="P45" style:family="paragraph" style:parent-style-name="Standard">
      <style:text-properties officeooo:rsid="004109b3" officeooo:paragraph-rsid="004109b3"/>
    </style:style>
    <style:style style:name="P46" style:family="paragraph" style:parent-style-name="Standard">
      <style:text-properties officeooo:rsid="0042d829" officeooo:paragraph-rsid="0042d829"/>
    </style:style>
    <style:style style:name="P47" style:family="paragraph" style:parent-style-name="Standard">
      <style:text-properties officeooo:rsid="0046cacf" officeooo:paragraph-rsid="0046cacf"/>
    </style:style>
    <style:style style:name="P48" style:family="paragraph" style:parent-style-name="Standard">
      <style:text-properties officeooo:rsid="0048412e" officeooo:paragraph-rsid="0048412e"/>
    </style:style>
    <style:style style:name="P49" style:family="paragraph" style:parent-style-name="Standard">
      <style:text-properties officeooo:rsid="004936ed" officeooo:paragraph-rsid="004936ed"/>
    </style:style>
    <style:style style:name="P50" style:family="paragraph" style:parent-style-name="Standard">
      <style:text-properties officeooo:rsid="004c37d1" officeooo:paragraph-rsid="004c37d1"/>
    </style:style>
    <style:style style:name="P51" style:family="paragraph" style:parent-style-name="Standard">
      <style:text-properties officeooo:rsid="004c4420" officeooo:paragraph-rsid="004c4420"/>
    </style:style>
    <style:style style:name="P52" style:family="paragraph" style:parent-style-name="Standard">
      <style:text-properties officeooo:rsid="004dd2d3" officeooo:paragraph-rsid="004dd2d3"/>
    </style:style>
    <style:style style:name="P53" style:family="paragraph" style:parent-style-name="Standard">
      <style:text-properties officeooo:rsid="00522d7a" officeooo:paragraph-rsid="00522d7a"/>
    </style:style>
    <style:style style:name="P54" style:family="paragraph" style:parent-style-name="Standard">
      <style:text-properties officeooo:rsid="00550050" officeooo:paragraph-rsid="00550050"/>
    </style:style>
    <style:style style:name="P55" style:family="paragraph" style:parent-style-name="Standard">
      <style:text-properties officeooo:rsid="00585c53" officeooo:paragraph-rsid="00585c53"/>
    </style:style>
    <style:style style:name="P56" style:family="paragraph" style:parent-style-name="Standard">
      <style:text-properties officeooo:paragraph-rsid="0059a7db"/>
    </style:style>
    <style:style style:name="P57" style:family="paragraph" style:parent-style-name="Standard">
      <style:text-properties officeooo:rsid="005a4c57" officeooo:paragraph-rsid="005a4c57"/>
    </style:style>
    <style:style style:name="P58" style:family="paragraph" style:parent-style-name="Standard">
      <style:text-properties officeooo:rsid="005a4c57" officeooo:paragraph-rsid="00a5c48b"/>
    </style:style>
    <style:style style:name="P59" style:family="paragraph" style:parent-style-name="Standard">
      <style:text-properties officeooo:rsid="005cdb7b" officeooo:paragraph-rsid="005cdb7b"/>
    </style:style>
    <style:style style:name="P60" style:family="paragraph" style:parent-style-name="Standard">
      <style:text-properties officeooo:rsid="005dacb5" officeooo:paragraph-rsid="005dacb5"/>
    </style:style>
    <style:style style:name="P61" style:family="paragraph" style:parent-style-name="Standard">
      <style:text-properties officeooo:rsid="00610932" officeooo:paragraph-rsid="00610932"/>
    </style:style>
    <style:style style:name="P62" style:family="paragraph" style:parent-style-name="Standard">
      <style:text-properties officeooo:rsid="00616d3d" officeooo:paragraph-rsid="00616d3d"/>
    </style:style>
    <style:style style:name="P63" style:family="paragraph" style:parent-style-name="Standard">
      <style:text-properties officeooo:paragraph-rsid="0068569b"/>
    </style:style>
    <style:style style:name="P64" style:family="paragraph" style:parent-style-name="Standard">
      <style:text-properties officeooo:rsid="00105a36"/>
    </style:style>
    <style:style style:name="P65" style:family="paragraph" style:parent-style-name="Standard">
      <style:text-properties officeooo:rsid="00105a36" officeooo:paragraph-rsid="00196408"/>
    </style:style>
    <style:style style:name="P66" style:family="paragraph" style:parent-style-name="Standard">
      <style:text-properties style:font-name="LiberationSerif" fo:font-size="12pt" officeooo:rsid="004936ed" officeooo:paragraph-rsid="004936ed"/>
    </style:style>
    <style:style style:name="P67" style:family="paragraph" style:parent-style-name="Standard">
      <style:text-properties style:font-name="LiberationSerif" fo:font-size="12pt" officeooo:rsid="004ab38a" officeooo:paragraph-rsid="0059a7db"/>
    </style:style>
    <style:style style:name="P68" style:family="paragraph" style:parent-style-name="Standard">
      <style:text-properties officeooo:rsid="0011b6e2"/>
    </style:style>
    <style:style style:name="P69" style:family="paragraph" style:parent-style-name="Standard">
      <style:text-properties officeooo:rsid="0011b6e2" officeooo:paragraph-rsid="00196408"/>
    </style:style>
    <style:style style:name="P70" style:family="paragraph" style:parent-style-name="Standard">
      <style:text-properties officeooo:rsid="0011b6e2" officeooo:paragraph-rsid="00550050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11b6e2" officeooo:paragraph-rsid="00a5c48b"/>
    </style:style>
    <style:style style:name="P73" style:family="paragraph" style:parent-style-name="Standard">
      <style:text-properties officeooo:rsid="0011b6e2" officeooo:paragraph-rsid="008aca77"/>
    </style:style>
    <style:style style:name="P74" style:family="paragraph" style:parent-style-name="Standard">
      <style:text-properties officeooo:rsid="0011b6e2" officeooo:paragraph-rsid="00a8f904"/>
    </style:style>
    <style:style style:name="P75" style:family="paragraph" style:parent-style-name="Standard">
      <style:text-properties officeooo:rsid="0011b6e2" officeooo:paragraph-rsid="00b3dff3"/>
    </style:style>
    <style:style style:name="P76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7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8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9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80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81" style:family="paragraph" style:parent-style-name="Standard">
      <style:text-properties fo:font-style="normal" officeooo:rsid="00b1907c" officeooo:paragraph-rsid="00b3dff3" style:font-style-asian="normal" style:font-style-complex="normal"/>
    </style:style>
    <style:style style:name="P82" style:family="paragraph" style:parent-style-name="Standard">
      <style:text-properties officeooo:rsid="002a6477" officeooo:paragraph-rsid="002a6477"/>
    </style:style>
    <style:style style:name="P83" style:family="paragraph" style:parent-style-name="Standard">
      <style:text-properties officeooo:rsid="0070fd3b" officeooo:paragraph-rsid="0070fd3b"/>
    </style:style>
    <style:style style:name="P84" style:family="paragraph" style:parent-style-name="Standard">
      <style:text-properties officeooo:rsid="00726c46" officeooo:paragraph-rsid="00726c46"/>
    </style:style>
    <style:style style:name="P85" style:family="paragraph" style:parent-style-name="Standard">
      <style:text-properties officeooo:rsid="007867fc" officeooo:paragraph-rsid="007867fc"/>
    </style:style>
    <style:style style:name="P86" style:family="paragraph" style:parent-style-name="Standard">
      <style:text-properties officeooo:rsid="007867fc" officeooo:paragraph-rsid="00b67927"/>
    </style:style>
    <style:style style:name="P87" style:family="paragraph" style:parent-style-name="Standard">
      <style:text-properties officeooo:rsid="0078f4ef" officeooo:paragraph-rsid="0078f4ef"/>
    </style:style>
    <style:style style:name="P88" style:family="paragraph" style:parent-style-name="Standard">
      <style:text-properties officeooo:rsid="0078f4ef" officeooo:paragraph-rsid="00a5c48b"/>
    </style:style>
    <style:style style:name="P89" style:family="paragraph" style:parent-style-name="Standard">
      <style:text-properties officeooo:rsid="007a3ba2" officeooo:paragraph-rsid="007a3ba2"/>
    </style:style>
    <style:style style:name="P90" style:family="paragraph" style:parent-style-name="Standard">
      <style:text-properties officeooo:rsid="007c0e78" officeooo:paragraph-rsid="007c0e78"/>
    </style:style>
    <style:style style:name="P91" style:family="paragraph" style:parent-style-name="Standard">
      <style:text-properties officeooo:paragraph-rsid="007c0e78"/>
    </style:style>
    <style:style style:name="P92" style:family="paragraph" style:parent-style-name="Standard">
      <style:text-properties officeooo:rsid="007d516d" officeooo:paragraph-rsid="007d516d"/>
    </style:style>
    <style:style style:name="P93" style:family="paragraph" style:parent-style-name="Standard">
      <style:text-properties officeooo:rsid="007d516d" officeooo:paragraph-rsid="0088880e"/>
    </style:style>
    <style:style style:name="P94" style:family="paragraph" style:parent-style-name="Standard">
      <style:text-properties officeooo:rsid="007ed86f" officeooo:paragraph-rsid="0084e015"/>
    </style:style>
    <style:style style:name="P95" style:family="paragraph" style:parent-style-name="Standard">
      <style:text-properties officeooo:rsid="00810b64" officeooo:paragraph-rsid="00810b64"/>
    </style:style>
    <style:style style:name="P96" style:family="paragraph" style:parent-style-name="Standard">
      <style:text-properties officeooo:rsid="00810b64" officeooo:paragraph-rsid="0081ed52"/>
    </style:style>
    <style:style style:name="P97" style:family="paragraph" style:parent-style-name="Standard">
      <style:text-properties officeooo:rsid="0084e015" officeooo:paragraph-rsid="0084e015"/>
    </style:style>
    <style:style style:name="P98" style:family="paragraph" style:parent-style-name="Standard">
      <style:text-properties officeooo:rsid="00866d6e" officeooo:paragraph-rsid="00866d6e"/>
    </style:style>
    <style:style style:name="P99" style:family="paragraph" style:parent-style-name="Standard">
      <style:text-properties officeooo:rsid="00879be7" officeooo:paragraph-rsid="00879be7"/>
    </style:style>
    <style:style style:name="P100" style:family="paragraph" style:parent-style-name="Standard">
      <style:text-properties officeooo:rsid="008c4fac" officeooo:paragraph-rsid="008c4fac"/>
    </style:style>
    <style:style style:name="P101" style:family="paragraph" style:parent-style-name="Standard">
      <style:text-properties officeooo:rsid="008f3427" officeooo:paragraph-rsid="008f3427"/>
    </style:style>
    <style:style style:name="P102" style:family="paragraph" style:parent-style-name="Standard">
      <style:text-properties officeooo:rsid="0092f70b" officeooo:paragraph-rsid="0092f70b"/>
    </style:style>
    <style:style style:name="P103" style:family="paragraph" style:parent-style-name="Standard">
      <style:text-properties officeooo:rsid="0094ea8f" officeooo:paragraph-rsid="0094ea8f"/>
    </style:style>
    <style:style style:name="P104" style:family="paragraph" style:parent-style-name="Standard">
      <style:text-properties officeooo:rsid="0094ea8f" officeooo:paragraph-rsid="0096cdce"/>
    </style:style>
    <style:style style:name="P105" style:family="paragraph" style:parent-style-name="Standard">
      <style:text-properties officeooo:rsid="0094ea8f" officeooo:paragraph-rsid="00990654"/>
    </style:style>
    <style:style style:name="P106" style:family="paragraph" style:parent-style-name="Standard">
      <style:text-properties officeooo:rsid="009e964f" officeooo:paragraph-rsid="009e964f"/>
    </style:style>
    <style:style style:name="P107" style:family="paragraph" style:parent-style-name="Standard">
      <style:text-properties officeooo:rsid="00a206f1" officeooo:paragraph-rsid="00a206f1"/>
    </style:style>
    <style:style style:name="P108" style:family="paragraph" style:parent-style-name="Standard">
      <style:text-properties officeooo:paragraph-rsid="00a206f1"/>
    </style:style>
    <style:style style:name="P109" style:family="paragraph" style:parent-style-name="Standard">
      <style:text-properties officeooo:paragraph-rsid="00a21c6c"/>
    </style:style>
    <style:style style:name="P110" style:family="paragraph" style:parent-style-name="Standard">
      <style:text-properties officeooo:paragraph-rsid="00a5c48b"/>
    </style:style>
    <style:style style:name="P111" style:family="paragraph" style:parent-style-name="Standard">
      <style:text-properties officeooo:paragraph-rsid="00a8f904"/>
    </style:style>
    <style:style style:name="P112" style:family="paragraph" style:parent-style-name="Standard">
      <style:text-properties officeooo:rsid="0026d39d" officeooo:paragraph-rsid="00aa4fb8"/>
    </style:style>
    <style:style style:name="P113" style:family="paragraph" style:parent-style-name="Standard">
      <style:text-properties officeooo:rsid="002c7bd2" officeooo:paragraph-rsid="00aa9668"/>
    </style:style>
    <style:style style:name="P114" style:family="paragraph" style:parent-style-name="Standard">
      <style:text-properties officeooo:rsid="00286aaf" officeooo:paragraph-rsid="00aa4fb8"/>
    </style:style>
    <style:style style:name="P115" style:family="paragraph" style:parent-style-name="Standard">
      <style:text-properties officeooo:rsid="000998c3" officeooo:paragraph-rsid="00ac033a"/>
    </style:style>
    <style:style style:name="P116" style:family="paragraph" style:parent-style-name="Standard">
      <style:text-properties officeooo:rsid="00acbba1" officeooo:paragraph-rsid="00acbba1"/>
    </style:style>
    <style:style style:name="P117" style:family="paragraph" style:parent-style-name="Standard">
      <style:text-properties officeooo:paragraph-rsid="00ae230a"/>
    </style:style>
    <style:style style:name="P118" style:family="paragraph" style:parent-style-name="Standard">
      <style:text-properties officeooo:rsid="00afdb1b" officeooo:paragraph-rsid="00afdb1b"/>
    </style:style>
    <style:style style:name="P119" style:family="paragraph" style:parent-style-name="Standard">
      <style:text-properties officeooo:rsid="00a322d6" officeooo:paragraph-rsid="00ae230a"/>
    </style:style>
    <style:style style:name="P120" style:family="paragraph" style:parent-style-name="Standard">
      <style:text-properties officeooo:rsid="00b1907c" officeooo:paragraph-rsid="00b34549"/>
    </style:style>
    <style:style style:name="P121" style:family="paragraph" style:parent-style-name="Standard">
      <style:text-properties officeooo:rsid="00b1907c" officeooo:paragraph-rsid="00b3dff3"/>
    </style:style>
    <style:style style:name="P122" style:family="paragraph" style:parent-style-name="Standard">
      <style:text-properties officeooo:rsid="002c038c" officeooo:paragraph-rsid="00b3dff3"/>
    </style:style>
    <style:style style:name="P123" style:family="paragraph" style:parent-style-name="Standard">
      <style:text-properties officeooo:rsid="008e608a" officeooo:paragraph-rsid="008e608a"/>
    </style:style>
    <style:style style:name="P124" style:family="paragraph" style:parent-style-name="Standard">
      <style:text-properties officeooo:rsid="00b4cfd6" officeooo:paragraph-rsid="00b4cfd6"/>
    </style:style>
    <style:style style:name="P125" style:family="paragraph" style:parent-style-name="Standard">
      <style:text-properties officeooo:rsid="00b5d854" officeooo:paragraph-rsid="00b5d854"/>
    </style:style>
    <style:style style:name="P126" style:family="paragraph" style:parent-style-name="Standard">
      <style:text-properties officeooo:rsid="00b5e9b6" officeooo:paragraph-rsid="00b5e9b6"/>
    </style:style>
    <style:style style:name="P127" style:family="paragraph" style:parent-style-name="Standard">
      <style:text-properties officeooo:rsid="00b67927" officeooo:paragraph-rsid="00b67927"/>
    </style:style>
    <style:style style:name="P128" style:family="paragraph" style:parent-style-name="Standard">
      <style:text-properties officeooo:paragraph-rsid="00b67927"/>
    </style:style>
    <style:style style:name="P129" style:family="paragraph" style:parent-style-name="Standard">
      <style:text-properties officeooo:rsid="00b7de43" officeooo:paragraph-rsid="00b7de43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1">
      <style:paragraph-properties fo:break-before="page"/>
      <style:text-properties officeooo:rsid="002c6dfe" officeooo:paragraph-rsid="00ae230a"/>
    </style:style>
    <style:style style:name="P132" style:family="paragraph" style:parent-style-name="Heading_20_1">
      <style:paragraph-properties fo:break-before="page"/>
      <style:text-properties officeooo:rsid="002c6dfe" officeooo:paragraph-rsid="00b67927"/>
    </style:style>
    <style:style style:name="P133" style:family="paragraph" style:parent-style-name="Standard">
      <style:text-properties officeooo:rsid="00196408" officeooo:paragraph-rsid="00196408"/>
    </style:style>
    <style:style style:name="P134" style:family="paragraph" style:parent-style-name="Standard">
      <style:text-properties officeooo:rsid="00196408" officeooo:paragraph-rsid="00b95bec"/>
    </style:style>
    <style:style style:name="P135" style:family="paragraph" style:parent-style-name="Standard">
      <style:text-properties officeooo:rsid="00b95bec" officeooo:paragraph-rsid="00b95bec"/>
    </style:style>
    <style:style style:name="P136" style:family="paragraph" style:parent-style-name="Standard">
      <style:text-properties officeooo:rsid="0020aa27" officeooo:paragraph-rsid="00b95bec"/>
    </style:style>
    <style:style style:name="P137" style:family="paragraph" style:parent-style-name="Standard">
      <style:text-properties officeooo:rsid="00585c53" officeooo:paragraph-rsid="00585c53"/>
    </style:style>
    <style:style style:name="P138" style:family="paragraph" style:parent-style-name="Standard">
      <style:text-properties officeooo:rsid="007b0dd3" officeooo:paragraph-rsid="007b0dd3"/>
    </style:style>
    <style:style style:name="P139" style:family="paragraph" style:parent-style-name="Standard">
      <style:text-properties officeooo:rsid="005cdb7b" officeooo:paragraph-rsid="005cdb7b"/>
    </style:style>
    <style:style style:name="P140" style:family="paragraph" style:parent-style-name="Standard">
      <style:text-properties officeooo:rsid="00b1907c" officeooo:paragraph-rsid="00b1907c"/>
    </style:style>
    <style:style style:name="P141" style:family="paragraph" style:parent-style-name="Standard">
      <style:text-properties officeooo:rsid="00b4cfd6" officeooo:paragraph-rsid="00b4cfd6"/>
    </style:style>
    <style:style style:name="P142" style:family="paragraph" style:parent-style-name="Standard">
      <style:text-properties officeooo:rsid="003fe7c0" officeooo:paragraph-rsid="003fe7c0"/>
    </style:style>
    <style:style style:name="P143" style:family="paragraph" style:parent-style-name="Standard">
      <style:text-properties officeooo:rsid="003fe7c0" officeooo:paragraph-rsid="00465ffe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style:font-style-asian="italic" style:font-style-complex="italic"/>
    </style:style>
    <style:style style:name="T7" style:family="text">
      <style:text-properties style:font-name="LiberationSerif" fo:font-size="12pt" fo:font-style="italic" officeooo:rsid="00196408" style:font-style-asian="italic" style:font-style-complex="italic"/>
    </style:style>
    <style:style style:name="T8" style:family="text">
      <style:text-properties style:font-name="LiberationSerif" fo:font-size="12pt" fo:font-style="italic" officeooo:rsid="001b7fb8" style:font-style-asian="italic" style:font-style-complex="italic"/>
    </style:style>
    <style:style style:name="T9" style:family="text">
      <style:text-properties style:font-name="LiberationSerif" fo:font-size="12pt" fo:font-style="italic" officeooo:rsid="005257b8" style:font-style-asian="italic" style:font-style-complex="italic"/>
    </style:style>
    <style:style style:name="T10" style:family="text">
      <style:text-properties style:font-name="LiberationSerif" fo:font-size="12pt" fo:font-style="italic" officeooo:rsid="0053b590" style:font-style-asian="italic" style:font-style-complex="italic"/>
    </style:style>
    <style:style style:name="T11" style:family="text">
      <style:text-properties style:font-name="LiberationSerif" fo:font-size="12pt" fo:font-style="italic" officeooo:rsid="0059a7db" style:font-style-asian="italic" style:font-style-complex="italic"/>
    </style:style>
    <style:style style:name="T12" style:family="text">
      <style:text-properties style:font-name="LiberationSerif" fo:font-size="12pt" fo:font-style="italic" officeooo:rsid="006886b4" style:font-style-asian="italic" style:font-style-complex="italic"/>
    </style:style>
    <style:style style:name="T13" style:family="text">
      <style:text-properties style:font-name="LiberationSerif" fo:font-size="12pt" officeooo:rsid="0011b6e2"/>
    </style:style>
    <style:style style:name="T14" style:family="text">
      <style:text-properties style:font-name="LiberationSerif" fo:font-size="12pt" officeooo:rsid="001b7fb8"/>
    </style:style>
    <style:style style:name="T15" style:family="text">
      <style:text-properties style:font-name="LiberationSerif" fo:font-size="12pt" officeooo:rsid="004ab38a"/>
    </style:style>
    <style:style style:name="T16" style:family="text">
      <style:text-properties style:font-name="LiberationSerif" fo:font-size="12pt" officeooo:rsid="0059a7db"/>
    </style:style>
    <style:style style:name="T17" style:family="text">
      <style:text-properties style:font-name="LiberationSerif" fo:font-size="12pt" officeooo:rsid="0096cdce"/>
    </style:style>
    <style:style style:name="T18" style:family="text">
      <style:text-properties style:font-name="LiberationSerif" fo:font-size="12pt" officeooo:rsid="00978508"/>
    </style:style>
    <style:style style:name="T19" style:family="text">
      <style:text-properties style:font-name="LiberationSerif" fo:font-size="12pt" officeooo:rsid="00990654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1b6e2" style:font-style-asian="italic" style:font-style-complex="italic"/>
    </style:style>
    <style:style style:name="T22" style:family="text">
      <style:text-properties fo:font-style="italic" officeooo:rsid="00196408" style:font-style-asian="italic" style:font-style-complex="italic"/>
    </style:style>
    <style:style style:name="T23" style:family="text">
      <style:text-properties fo:font-style="italic" officeooo:rsid="001b7fb8" style:font-style-asian="italic" style:font-style-complex="italic"/>
    </style:style>
    <style:style style:name="T24" style:family="text">
      <style:text-properties fo:font-style="italic" officeooo:rsid="001f18c7" style:font-style-asian="italic" style:font-style-complex="italic"/>
    </style:style>
    <style:style style:name="T25" style:family="text">
      <style:text-properties fo:font-style="italic" officeooo:rsid="00251816" style:font-style-asian="italic" style:font-style-complex="italic"/>
    </style:style>
    <style:style style:name="T26" style:family="text">
      <style:text-properties fo:font-style="italic" officeooo:rsid="00303e79" style:font-style-asian="italic" style:font-style-complex="italic"/>
    </style:style>
    <style:style style:name="T27" style:family="text">
      <style:text-properties fo:font-style="italic" officeooo:rsid="00634a4a" style:font-style-asian="italic" style:font-style-complex="italic"/>
    </style:style>
    <style:style style:name="T28" style:family="text">
      <style:text-properties fo:font-style="italic" officeooo:rsid="006463fe" style:font-style-asian="italic" style:font-style-complex="italic"/>
    </style:style>
    <style:style style:name="T29" style:family="text">
      <style:text-properties fo:font-style="italic" officeooo:rsid="0064c8e0" style:font-style-asian="italic" style:font-style-complex="italic"/>
    </style:style>
    <style:style style:name="T30" style:family="text">
      <style:text-properties fo:font-style="italic" officeooo:rsid="0066c4fa" style:font-style-asian="italic" style:font-style-complex="italic"/>
    </style:style>
    <style:style style:name="T31" style:family="text">
      <style:text-properties fo:font-style="italic" officeooo:rsid="000377fa" style:font-style-asian="italic" style:font-style-complex="italic"/>
    </style:style>
    <style:style style:name="T32" style:family="text">
      <style:text-properties fo:font-style="italic" officeooo:rsid="0068569b" style:font-style-asian="italic" style:font-style-complex="italic"/>
    </style:style>
    <style:style style:name="T33" style:family="text">
      <style:text-properties fo:font-style="italic" officeooo:rsid="006930ac" style:font-style-asian="italic" style:font-style-complex="italic"/>
    </style:style>
    <style:style style:name="T34" style:family="text">
      <style:text-properties fo:font-style="italic" officeooo:rsid="00694ad8" style:font-style-asian="italic" style:font-style-complex="italic"/>
    </style:style>
    <style:style style:name="T35" style:family="text">
      <style:text-properties fo:font-style="italic" officeooo:rsid="006a7590" style:font-style-asian="italic" style:font-style-complex="italic"/>
    </style:style>
    <style:style style:name="T36" style:family="text">
      <style:text-properties fo:font-style="italic" officeooo:rsid="006a9045" style:font-style-asian="italic" style:font-style-complex="italic"/>
    </style:style>
    <style:style style:name="T37" style:family="text">
      <style:text-properties fo:font-style="italic" officeooo:rsid="006c0a1e" style:font-style-asian="italic" style:font-style-complex="italic"/>
    </style:style>
    <style:style style:name="T38" style:family="text">
      <style:text-properties fo:font-style="italic" officeooo:rsid="0080c3e9" style:font-style-asian="italic" style:font-style-complex="italic"/>
    </style:style>
    <style:style style:name="T39" style:family="text">
      <style:text-properties fo:font-style="italic" officeooo:rsid="00995f26" style:font-style-asian="italic" style:font-style-complex="italic"/>
    </style:style>
    <style:style style:name="T40" style:family="text">
      <style:text-properties fo:font-style="italic" officeooo:rsid="009ca2d4" style:font-style-asian="italic" style:font-style-complex="italic"/>
    </style:style>
    <style:style style:name="T41" style:family="text">
      <style:text-properties fo:font-style="italic" officeooo:rsid="009d84da" style:font-style-asian="italic" style:font-style-complex="italic"/>
    </style:style>
    <style:style style:name="T42" style:family="text">
      <style:text-properties fo:font-style="italic" officeooo:rsid="00a322d6" style:font-style-asian="italic" style:font-style-complex="italic"/>
    </style:style>
    <style:style style:name="T43" style:family="text">
      <style:text-properties fo:font-style="italic" officeooo:rsid="00a43586" style:font-style-asian="italic" style:font-style-complex="italic"/>
    </style:style>
    <style:style style:name="T44" style:family="text">
      <style:text-properties fo:font-style="italic" officeooo:rsid="00a8f904" style:font-style-asian="italic" style:font-style-complex="italic"/>
    </style:style>
    <style:style style:name="T45" style:family="text">
      <style:text-properties fo:font-style="italic" officeooo:rsid="00aa4fb8" style:font-style-asian="italic" style:font-style-complex="italic"/>
    </style:style>
    <style:style style:name="T46" style:family="text">
      <style:text-properties fo:font-style="italic" officeooo:rsid="00aa9668" style:font-style-asian="italic" style:font-style-complex="italic"/>
    </style:style>
    <style:style style:name="T47" style:family="text">
      <style:text-properties fo:font-style="italic" officeooo:rsid="00ae230a" style:font-style-asian="italic" style:font-style-complex="italic"/>
    </style:style>
    <style:style style:name="T48" style:family="text">
      <style:text-properties fo:font-style="italic" officeooo:rsid="00b34549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1f18c7" style:font-style-asian="normal" style:font-style-complex="normal"/>
    </style:style>
    <style:style style:name="T51" style:family="text">
      <style:text-properties fo:font-style="normal" officeooo:rsid="0033cc50" style:font-style-asian="normal" style:font-style-complex="normal"/>
    </style:style>
    <style:style style:name="T52" style:family="text">
      <style:text-properties fo:font-style="normal" officeooo:rsid="00694ad8" style:font-style-asian="normal" style:font-style-complex="normal"/>
    </style:style>
    <style:style style:name="T53" style:family="text">
      <style:text-properties fo:font-style="normal" officeooo:rsid="0073537d" style:font-style-asian="normal" style:font-style-complex="normal"/>
    </style:style>
    <style:style style:name="T54" style:family="text">
      <style:text-properties fo:font-style="normal" officeooo:rsid="00a29197" style:font-style-asian="normal" style:font-style-complex="normal"/>
    </style:style>
    <style:style style:name="T55" style:family="text">
      <style:text-properties fo:font-style="normal" officeooo:rsid="006930ac" style:font-style-asian="normal" style:font-style-complex="normal"/>
    </style:style>
    <style:style style:name="T56" style:family="text">
      <style:text-properties fo:font-style="normal" officeooo:rsid="006c0a1e" style:font-style-asian="normal" style:font-style-complex="normal"/>
    </style:style>
    <style:style style:name="T57" style:family="text">
      <style:text-properties fo:font-style="normal" officeooo:rsid="00a322d6" style:font-style-asian="normal" style:font-style-complex="normal"/>
    </style:style>
    <style:style style:name="T58" style:family="text">
      <style:text-properties officeooo:rsid="002384fd"/>
    </style:style>
    <style:style style:name="T59" style:family="text">
      <style:text-properties officeooo:rsid="00278d54"/>
    </style:style>
    <style:style style:name="T60" style:family="text">
      <style:text-properties officeooo:rsid="002eae60"/>
    </style:style>
    <style:style style:name="T61" style:family="text">
      <style:text-properties style:text-position="sub 58%"/>
    </style:style>
    <style:style style:name="T62" style:family="text">
      <style:text-properties style:text-position="sub 58%" officeooo:rsid="002eae60"/>
    </style:style>
    <style:style style:name="T63" style:family="text">
      <style:text-properties style:text-position="sub 58%" officeooo:rsid="00303e79"/>
    </style:style>
    <style:style style:name="T64" style:family="text">
      <style:text-properties style:text-position="sub 58%" officeooo:rsid="0073537d"/>
    </style:style>
    <style:style style:name="T65" style:family="text">
      <style:text-properties style:text-position="sub 58%" fo:font-style="normal" officeooo:rsid="0073537d" style:font-style-asian="normal" style:font-style-complex="normal"/>
    </style:style>
    <style:style style:name="T66" style:family="text">
      <style:text-properties style:text-position="sub 58%" fo:font-style="normal" officeooo:rsid="00a29197" style:font-style-asian="normal" style:font-style-complex="normal"/>
    </style:style>
    <style:style style:name="T67" style:family="text">
      <style:text-properties style:text-position="sub 58%" fo:font-style="normal" officeooo:rsid="006c0a1e" style:font-style-asian="normal" style:font-style-complex="normal"/>
    </style:style>
    <style:style style:name="T68" style:family="text">
      <style:text-properties style:text-position="sub 58%" fo:font-style="normal" officeooo:rsid="00a322d6" style:font-style-asian="normal" style:font-style-complex="normal"/>
    </style:style>
    <style:style style:name="T69" style:family="text">
      <style:text-properties style:text-position="sub 58%" officeooo:rsid="00762180"/>
    </style:style>
    <style:style style:name="T70" style:family="text">
      <style:text-properties style:text-position="sub 58%" officeooo:rsid="008c70c2"/>
    </style:style>
    <style:style style:name="T71" style:family="text">
      <style:text-properties style:text-position="sub 58%" officeooo:rsid="00a21c6c"/>
    </style:style>
    <style:style style:name="T72" style:family="text">
      <style:text-properties style:text-position="sub 58%" officeooo:rsid="006930ac"/>
    </style:style>
    <style:style style:name="T73" style:family="text">
      <style:text-properties style:text-position="sub 58%" officeooo:rsid="00a29197"/>
    </style:style>
    <style:style style:name="T74" style:family="text">
      <style:text-properties style:text-position="sub 58%" officeooo:rsid="00a322d6"/>
    </style:style>
    <style:style style:name="T75" style:family="text">
      <style:text-properties style:text-position="sub 58%" officeooo:rsid="00a45654"/>
    </style:style>
    <style:style style:name="T76" style:family="text">
      <style:text-properties style:text-position="sub 58%" officeooo:rsid="00a5c48b"/>
    </style:style>
    <style:style style:name="T77" style:family="text">
      <style:text-properties style:text-position="sub 58%" officeooo:rsid="00a7fa40"/>
    </style:style>
    <style:style style:name="T78" style:family="text">
      <style:text-properties style:text-position="sub 58%" officeooo:rsid="007867fc"/>
    </style:style>
    <style:style style:name="T79" style:family="text">
      <style:text-properties style:text-position="sub 58%" style:font-name="LiberationSerif" fo:font-size="12pt"/>
    </style:style>
    <style:style style:name="T80" style:family="text">
      <style:text-properties officeooo:rsid="00303e79"/>
    </style:style>
    <style:style style:name="T81" style:family="text">
      <style:text-properties style:text-position="super 58%"/>
    </style:style>
    <style:style style:name="T82" style:family="text">
      <style:text-properties style:text-position="super 58%" fo:font-style="normal" officeooo:rsid="0033cc50" style:font-style-asian="normal" style:font-style-complex="normal"/>
    </style:style>
    <style:style style:name="T83" style:family="text">
      <style:text-properties style:text-position="super 58%" fo:font-style="italic" style:font-style-asian="italic" style:font-style-complex="italic"/>
    </style:style>
    <style:style style:name="T84" style:family="text">
      <style:text-properties officeooo:rsid="0043b8dc"/>
    </style:style>
    <style:style style:name="T85" style:family="text">
      <style:text-properties officeooo:rsid="0044982a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officeooo:rsid="0073537d"/>
    </style:style>
    <style:style style:name="T88" style:family="text">
      <style:text-properties officeooo:rsid="0075631c"/>
    </style:style>
    <style:style style:name="T89" style:family="text">
      <style:text-properties officeooo:rsid="00762180"/>
    </style:style>
    <style:style style:name="T90" style:family="text">
      <style:text-properties officeooo:rsid="004c37d1"/>
    </style:style>
    <style:style style:name="T91" style:family="text">
      <style:text-properties officeooo:rsid="0081ed52"/>
    </style:style>
    <style:style style:name="T92" style:family="text">
      <style:text-properties officeooo:rsid="00837dee"/>
    </style:style>
    <style:style style:name="T93" style:family="text">
      <style:text-properties officeooo:rsid="0084e015"/>
    </style:style>
    <style:style style:name="T94" style:family="text">
      <style:text-properties officeooo:rsid="008c70c2"/>
    </style:style>
    <style:style style:name="T95" style:family="text">
      <style:text-properties officeooo:rsid="0096cdce"/>
    </style:style>
    <style:style style:name="T96" style:family="text">
      <style:text-properties officeooo:rsid="009b8ed8"/>
    </style:style>
    <style:style style:name="T97" style:family="text">
      <style:text-properties officeooo:rsid="009c62cc"/>
    </style:style>
    <style:style style:name="T98" style:family="text">
      <style:text-properties style:text-position="0% 100%" fo:font-style="italic" officeooo:rsid="009d84da" style:font-style-asian="italic" style:font-style-complex="italic"/>
    </style:style>
    <style:style style:name="T99" style:family="text">
      <style:text-properties style:text-position="0% 100%" officeooo:rsid="00b34549"/>
    </style:style>
    <style:style style:name="T100" style:family="text">
      <style:text-properties officeooo:rsid="009e964f"/>
    </style:style>
    <style:style style:name="T101" style:family="text">
      <style:text-properties officeooo:rsid="00a21c6c"/>
    </style:style>
    <style:style style:name="T102" style:family="text">
      <style:text-properties officeooo:rsid="006930ac"/>
    </style:style>
    <style:style style:name="T103" style:family="text">
      <style:text-properties officeooo:rsid="00a29197"/>
    </style:style>
    <style:style style:name="T104" style:family="text">
      <style:text-properties officeooo:rsid="00a322d6"/>
    </style:style>
    <style:style style:name="T105" style:family="text">
      <style:text-properties officeooo:rsid="00a45654"/>
    </style:style>
    <style:style style:name="T106" style:family="text">
      <style:text-properties officeooo:rsid="00a5c48b"/>
    </style:style>
    <style:style style:name="T107" style:family="text">
      <style:text-properties officeooo:rsid="00a7fa40"/>
    </style:style>
    <style:style style:name="T108" style:family="text">
      <style:text-properties officeooo:rsid="00ae230a"/>
    </style:style>
    <style:style style:name="T109" style:family="text">
      <style:text-properties officeooo:rsid="00b34549"/>
    </style:style>
    <style:style style:name="T110" style:family="text">
      <style:text-properties officeooo:rsid="00b3dff3"/>
    </style:style>
    <style:style style:name="T111" style:family="text">
      <style:text-properties officeooo:rsid="00b5e9b6"/>
    </style:style>
    <style:style style:name="T112" style:family="text">
      <style:text-properties officeooo:rsid="000c7a84"/>
    </style:style>
    <style:style style:name="T113" style:family="text">
      <style:text-properties officeooo:rsid="00b67927"/>
    </style:style>
    <style:style style:name="T114" style:family="text">
      <style:text-properties officeooo:rsid="007867fc"/>
    </style:style>
    <style:style style:name="T115" style:family="text">
      <style:text-properties officeooo:rsid="00b95b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89">abs := \(a) = if a &lt; 0 { -a } else { a }</text:p>
      <text:p text:style-name="P65">add<text:span text:style-name="T71">A</text:span> := \(a : <text:span text:style-name="T101">A</text:span>, b : <text:span text:style-name="T101">A</text:span>) = a + b</text:p>
      <text:p text:style-name="P5"><text:tab/><text:span text:style-name="T33">When written `a : [+ b] c` it means `a` plus `b` is equal to `c`.</text:span></text:p>
      <text:p text:style-name="P78"><text:span text:style-name="T55"><text:tab/></text:span><text:span text:style-name="T101">add</text:span><text:span text:style-name="T71">ℂ</text:span><text:span text:style-name="T101"> : complex ⨯ complex → complex</text:span></text:p>
      <text:p text:style-name="P78"><text:span text:style-name="T102"><text:tab/>add</text:span><text:span text:style-name="T72">ℕ</text:span><text:span text:style-name="T102"> : nat ⨯ nat → nat</text:span></text:p>
      <text:p text:style-name="P78"><text:tab/><text:span text:style-name="T101">add</text:span><text:span text:style-name="T71">ℚ</text:span><text:span text:style-name="T101"> : rational ⨯ rational → rational</text:span></text:p>
      <text:p text:style-name="P78"><text:tab/><text:span text:style-name="T101">add</text:span><text:span text:style-name="T71">ℝ</text:span><text:span text:style-name="T101"> : real ⨯ real → real</text:span></text:p>
      <text:p text:style-name="P77"><text:tab/><text:span text:style-name="T103">add</text:span><text:span text:style-name="T73">ℤ</text:span><text:span text:style-name="T103"> : int ⨯ int → int</text:span></text:p>
      <text:p text:style-name="P2">and := \(a : <text:span text:style-name="T59">bool</text:span>, b : <text:span text:style-name="T59">bool</text:span>) = a ∧ b</text:p>
      <text:p text:style-name="P2"><text:tab/><text:span text:style-name="T29">In C-like programming languages this is equivalent to `a &amp;&amp; b`.</text:span></text:p>
      <text:p text:style-name="P31"><text:tab/>When written `a : (∧ b)` it means both `a` and `b` are `true`, or neither are.</text:p>
      <text:p text:style-name="P27">acos : real → real</text:p>
      <text:p text:style-name="P27"><text:tab/><text:span text:style-name="T20">The trigonometric inverse cosine function.</text:span></text:p>
      <text:p text:style-name="P27">asin : real → real</text:p>
      <text:p text:style-name="P27"><text:tab/><text:span text:style-name="T20">The trigonometric inverse sinus function.</text:span></text:p>
      <text:p text:style-name="P107">asym : \(m : matrix ∧ [dim] [eq] true) = ∀ i, j { m[i][j] == -m[j][i] }</text:p>
      <text:p text:style-name="P26">atan : real → real</text:p>
      <text:p text:style-name="P26"><text:tab/><text:span text:style-name="T20">The trigonometric inverse tangent function.</text:span></text:p>
      <text:p text:style-name="P28">atan<text:span text:style-name="T61">2</text:span> : real <text:span text:style-name="T2">⨯ </text:span>real → real</text:p>
      <text:p text:style-name="P28"><text:tab/><text:span text:style-name="T20">The trigonometric inverse tangent function with 2 arguments.</text:span></text:p>
      <text:p text:style-name="P29"><text:tab/>Returns the angle of a vector in radians `atan2(y, x)`.</text:p>
      <text:p text:style-name="P20"/>
      <text:h text:style-name="P130" text:outline-level="1">C</text:h>
      <text:p text:style-name="P20">cardinality : set → nat | </text:p>
      <text:p text:style-name="P20"><text:tab/><text:span text:style-name="T20">Returns the cardinality of a set.</text:span></text:p>
      <text:p text:style-name="P22"><text:span text:style-name="T20"><text:tab/></text:span><text:span text:style-name="T41">The cardinality of infinite sets can be of higher order infinity (</text:span><text:span text:style-name="T20">𝔑</text:span><text:span text:style-name="T83">N</text:span><text:span text:style-name="T98">).</text:span></text:p>
      <text:p text:style-name="P20"><text:span text:style-name="T20"><text:tab/></text:span><text:span text:style-name="T51">cardinality(nat) = 𝔑</text:span><text:span text:style-name="T82">0</text:span></text:p>
      <text:p text:style-name="P21"><text:span text:style-name="T51"><text:tab/>cardinality(real) = 𝔑</text:span><text:span text:style-name="T82">1</text:span></text:p>
      <text:p text:style-name="P120"><text:span text:style-name="T99">ceil</text:span><text:span text:style-name="T61">A</text:span> : real → A</text:p>
      <text:p text:style-name="P120"><text:tab/><text:span text:style-name="T20">Rounds </text:span><text:span text:style-name="T48">up</text:span><text:span text:style-name="T20"> real number to nearest integer value.</text:span></text:p>
      <text:p text:style-name="P120"><text:tab/><text:span text:style-name="T109">ceil</text:span><text:span text:style-name="T61">ℂ</text:span> : real → complex</text:p>
      <text:p text:style-name="P120"><text:tab/><text:span text:style-name="T109">ceil</text:span><text:span text:style-name="T61">ℕ</text:span> : real → nat</text:p>
      <text:p text:style-name="P120"><text:tab/><text:span text:style-name="T109">ceil</text:span><text:span text:style-name="T61">ℚ</text:span> : real → rational</text:p>
      <text:p text:style-name="P120"><text:tab/><text:span text:style-name="T109">ceil</text:span><text:span text:style-name="T61">ℝ</text:span> : real → real</text:p>
      <text:p text:style-name="P120"><text:tab/><text:span text:style-name="T109">ceil</text:span><text:span text:style-name="T61">ℤ</text:span> : real → int</text:p>
      <text:p text:style-name="P2">concat : list ⨯ list → list</text:p>
      <text:p text:style-name="P2"><text:tab/><text:span text:style-name="T20">Appends the second list to the first list, returning a new list.</text:span></text:p>
      <text:p text:style-name="P23">construct<text:span text:style-name="T61">a</text:span> :<text:span text:style-name="T88">=</text:span> <text:span text:style-name="T88">\</text:span>() = a</text:p>
      <text:p text:style-name="P23"><text:tab/><text:span text:style-name="T20">Constructs an object.</text:span></text:p>
      <text:p text:style-name="P18">cos : real → real</text:p>
      <text:p text:style-name="P18"><text:tab/><text:span text:style-name="T20">The trigonometric cosine function.</text:span></text:p>
      <text:p text:style-name="P126">count<text:span text:style-name="T61">A</text:span> := <text:span text:style-name="T112">\(f : </text:span>A → <text:span text:style-name="T112">bool, t : bool) = ∑ x : ∀f { if f(x) == t { 1 } else { 0 } }</text:span></text:p>
      <text:p text:style-name="P126"><text:tab/><text:span text:style-name="T20">Enumerates all values that satisfies the trivial path of a function and has a truth value `t`.</text:span></text:p>
      <text:p text:style-name="P37"><text:tab/>One can write that `count : \bool ⨯ bool → nat`.</text:p>
      <text:p text:style-name="P37"><text:tab/>|f| &lt;=&gt; count(f, true)</text:p>
      <text:p text:style-name="P37"><text:tab/>|¬f| &lt;=&gt; count(f, false)</text:p>
      <text:p text:style-name="P108">cross := \(a : vector ∧ [vec_dim] 3, b : vector ∧ [vec_dim] 3) =</text:p>
      <text:p text:style-name="P107"><text:tab/>(y(a) · z(b) – z(a) · y(b), z(a) · x(b) – x(a) · z(b), x(a) · y(b) – y(a) · x(b))</text:p>
      <text:p text:style-name="P9"><text:tab/><text:span text:style-name="T20">Returns the cross product between two vectors.</text:span></text:p>
      <text:p text:style-name="P109"><text:span text:style-name="T2"><text:tab/></text:span><text:span text:style-name="T40">This is defined only for vectors in 3 dimensions.</text:span></text:p>
      <text:p text:style-name="P109"><text:span text:style-name="T40"><text:tab/></text:span><text:span text:style-name="T43">When written `a : [⨯ b] c` it means the cross product of `a` and `b` is `c`.</text:span></text:p>
      <text:p text:style-name="P34"/>
      <text:h text:style-name="Heading_20_1" text:outline-level="1">D</text:h>
      <text:p text:style-name="P135">d<text:span text:style-name="T61">A</text:span> : (real → A) → (real → A)</text:p>
      <text:p text:style-name="P135"><text:tab/><text:span text:style-name="T20">Returns the derivative of a single-variable function.</text:span><text:tab/></text:p>
      <text:p text:style-name="P2">dec := \(a) = a – 1</text:p>
      <text:p text:style-name="P52">dedup : list → list</text:p>
      <text:p text:style-name="P52"><text:tab/><text:span text:style-name="T20">Removes duplicates from list, returning a new list.</text:span></text:p>
      <text:p text:style-name="P14">det : matrix → real</text:p>
      <text:p text:style-name="P14"><text:tab/><text:span text:style-name="T20">Returns the determinant of a matrix.</text:span></text:p>
      <text:p text:style-name="P101">diag := \(m : matrix ∧ <text:span text:style-name="T100">[dim] [eq] true</text:span>) = ∀ i, j { if i == j { continue } else { m[i][j] == 0 } }</text:p>
      <text:p text:style-name="P101"><text:tab/><text:span text:style-name="T20">Returns `true` if matrix is a diagonal matrix.</text:span></text:p>
      <text:p text:style-name="P99">dim : matrix → (nat, nat)</text:p>
      <text:p text:style-name="P12"><text:tab/><text:span text:style-name="T20">Returns the dimensions of the matrix </text:span><text:span text:style-name="T25">`(rows, columns)`</text:span><text:span text:style-name="T20">.</text:span></text:p>
      <text:p text:style-name="P2">...</text:p>
      <text:h text:style-name="Heading_20_1" text:outline-level="1"><text:soft-page-break/>...<text:span text:style-name="T111">D (continued)</text:span></text:h>
      <text:p text:style-name="P134">div := \(a : <text:span text:style-name="T107">A</text:span>, b : <text:span text:style-name="T107">A</text:span>) = a / b</text:p>
      <text:p text:style-name="P134"><text:tab/><text:span text:style-name="T35">When written `a : [/ b] c` it means `a` divided by `b` is equal to `c`.</text:span></text:p>
      <text:p text:style-name="P136"><text:span text:style-name="T107">div_exact</text:span><text:span text:style-name="T77">ℕ</text:span><text:span text:style-name="T107"> := \(a : nat ∧ [% b] 0, b : nat ∧ (¬= 0)) → nat { a / b }</text:span></text:p>
      <text:p text:style-name="P136">dot :<text:span text:style-name="T104">= \(a :</text:span> vector ∧ <text:span text:style-name="T104">[vec_dim] n</text:span>, <text:span text:style-name="T104">b : </text:span>vector ∧ <text:span text:style-name="T104">[vec_dim] n) = ∑ i { a[i] · b[i] }</text:span></text:p>
      <text:p text:style-name="P9"><text:tab/><text:span text:style-name="T20">Returns the dot product between two vectors.</text:span></text:p>
      <text:p text:style-name="P9"><text:span text:style-name="T20"><text:tab/></text:span><text:span text:style-name="T42">When written `a : [· b] c` it means the dot product of `a` and `b` equals `c`.</text:span></text:p>
      <text:p text:style-name="P123">dup : \(a) = (a, a)</text:p>
      <text:p text:style-name="P124">dup<text:span text:style-name="T61">n</text:span> : \(a) = (a, a, …)</text:p>
      <text:p text:style-name="P124"/>
      <text:h text:style-name="Heading_20_1" text:outline-level="1">E</text:h>
      <text:p text:style-name="P114">each_connected := \(m : matrix) = ∀ i { ∑ j { m[i][j] } &gt; 0 }</text:p>
      <text:p text:style-name="P112"><text:tab/><text:span text:style-name="T45">Used to reason about molecule structures where each atom must be connected.</text:span></text:p>
      <text:p text:style-name="P96">el : nat ⨯ nat ⨯ <text:span text:style-name="T91">matrix</text:span> → any</text:p>
      <text:p text:style-name="P95"><text:tab/><text:span text:style-name="T20">Returns element of matrix at row and column index.</text:span></text:p>
      <text:p text:style-name="P35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20">Returns `true` if a number is even.</text:span></text:p>
      <text:p text:style-name="P2">eq := \(a, b) = a == b</text:p>
      <text:p text:style-name="P45">exc := \(a : <text:span text:style-name="T85">bool</text:span>, b : <text:span text:style-name="T85">bool</text:span>) = a ∧ ¬b</text:p>
      <text:p text:style-name="P45"><text:tab/><text:span text:style-name="T20">In C-like programming languages this is equivalent to `a &amp;&amp; !b`.</text:span></text:p>
      <text:p text:style-name="P20">exclude : set ⨯ set → set</text:p>
      <text:p text:style-name="P20"><text:tab/><text:span text:style-name="T20">Excludes elements from the second set from the first set.</text:span></text:p>
      <text:p text:style-name="P55">exp<text:span text:style-name="T61">A</text:span> := \(a : <text:span text:style-name="T106">A</text:span>) = e<text:span text:style-name="T81">a</text:span></text:p>
      <text:p text:style-name="P55"><text:tab/><text:span text:style-name="T20">Returns the natural exponent of a number.</text:span></text:p>
      <text:p text:style-name="P55"><text:tab/><text:span text:style-name="T97">e</text:span>xp<text:span text:style-name="T61">ℝ</text:span> : real → real</text:p>
      <text:p text:style-name="P55"><text:tab/>exp<text:span text:style-name="T61">ℂ</text:span> := \(a : complex) = cos(re(a)) + <text:span text:style-name="T86">i</text:span> · sin(im(a))</text:p>
      <text:p text:style-name="P55"/>
      <text:h text:style-name="Heading_20_1" text:outline-level="1">F</text:h>
      <text:p text:style-name="P90">factorize : nat → list</text:p>
      <text:p text:style-name="P90"><text:tab/>Returns a sorted list of prime factors of natural number.</text:p>
      <text:p text:style-name="P90">factorial := \(x : nat) = ∏ i [0, x+1) { i }</text:p>
      <text:p text:style-name="P59">false<text:span text:style-name="T61">N</text:span> := \(_, _, …) = false</text:p>
      <text:p text:style-name="P59"><text:tab/><text:span text:style-name="T20">A function that always returns `false`.</text:span></text:p>
      <text:p text:style-name="P59"><text:tab/>false<text:span text:style-name="T61">0</text:span> := \() = false</text:p>
      <text:p text:style-name="P59"><text:tab/>false<text:span text:style-name="T61">1</text:span> := \(_) = false</text:p>
      <text:p text:style-name="P140">...</text:p>
      <text:h text:style-name="P130" text:outline-level="1">...<text:span text:style-name="T115">F (continued)</text:span></text:h>
      <text:p text:style-name="P140">floor<text:span text:style-name="T61">A</text:span> : real → A</text:p>
      <text:p text:style-name="P140"><text:tab/><text:span text:style-name="T20">Rounds down real number to nearest integer value.</text:span></text:p>
      <text:p text:style-name="P140"><text:tab/>floor<text:span text:style-name="T61">ℂ</text:span> : real → complex</text:p>
      <text:p text:style-name="P140"><text:tab/>floor<text:span text:style-name="T61">ℕ</text:span> : real → nat</text:p>
      <text:p text:style-name="P140"><text:tab/>floor<text:span text:style-name="T61">ℚ</text:span> : real → rational</text:p>
      <text:p text:style-name="P140"><text:tab/>floor<text:span text:style-name="T61">ℝ</text:span> : real → real</text:p>
      <text:p text:style-name="P140"><text:tab/>floor<text:span text:style-name="T61">ℤ</text:span> : real → int</text:p>
      <text:p text:style-name="P138">fract := \(a : real) = a % 1</text:p>
      <text:p text:style-name="P13">fst := \((a, b)) = a</text:p>
      <text:p text:style-name="P13"><text:tab/><text:span text:style-name="T20">Returns the first element in a tuple.</text:span></text:p>
      <text:p text:style-name="P38"/>
      <text:h text:style-name="Heading_20_1" text:outline-level="1">G</text:h>
      <text:p text:style-name="P50">ge := \(a, b) = a &gt;= b</text:p>
      <text:p text:style-name="P50"><text:tab/><text:span text:style-name="T32">When written `a : (&gt;= b)` it means `a` is greater than or equal to `b`.</text:span></text:p>
      <text:p text:style-name="P50">gt := \(a, b) = a &gt; b</text:p>
      <text:p text:style-name="P91"><text:span text:style-name="T90"><text:tab/></text:span><text:span text:style-name="T32">When written `a : (&gt; b)` it means `a` is greater than `b`.</text:span></text:p>
      <text:p text:style-name="Text_20_body"/>
      <text:h text:style-name="Heading_20_1" text:outline-level="1">I</text:h>
      <text:p text:style-name="P10">id<text:span text:style-name="T70">A</text:span> := \(x : <text:span text:style-name="T94">A</text:span>) = x</text:p>
      <text:p text:style-name="P48">if := A ⨯ A → (bool → A)</text:p>
      <text:p text:style-name="P48"><text:tab/><text:span text:style-name="T20">A higher order function used to construct boolean functions.</text:span></text:p>
      <text:p text:style-name="P2">inc := \(a) = a + 1</text:p>
      <text:p text:style-name="P20">intersect : set ⨯ set → set</text:p>
      <text:p text:style-name="P20"><text:tab/><text:span text:style-name="T20">Returns a new set containing elements belonging to both sets.</text:span></text:p>
      <text:p text:style-name="P100">inv : \(a) = 1 / a</text:p>
      <text:p text:style-name="P97">invert &lt;=&gt; mat_inv</text:p>
      <text:p text:style-name="P10">im : comp<text:span text:style-name="T58">lex</text:span> → real</text:p>
      <text:p text:style-name="P10"><text:tab/><text:span text:style-name="T20">Returns the imaginary part of a complex number.</text:span></text:p>
      <text:p text:style-name="P84"/>
      <text:h text:style-name="Heading_20_1" text:outline-level="1">J</text:h>
      <text:p text:style-name="P2">join &lt;=&gt; add</text:p>
      <text:p text:style-name="P2"><text:tab/><text:span text:style-name="T20">Used to reason about circuit diagrams.</text:span></text:p>
      <text:p text:style-name="P2">len : list → nat</text:p>
      <text:p text:style-name="P2"/>
      <text:h text:style-name="P130" text:outline-level="1">L</text:h>
      <text:p text:style-name="P66">le := \(a, b) = a &lt;= b</text:p>
      <text:p text:style-name="P49"><text:span text:style-name="T4"><text:tab/></text:span><text:span text:style-name="T12">When written `a : (&lt;= b)` it means `a` is less than or equal to `b`.</text:span></text:p>
      <text:p text:style-name="P129"><text:span text:style-name="T4">line</text:span><text:span text:style-name="T79">A</text:span><text:span text:style-name="T4"> := \(a : A, b : A) = \(t : real) = t * (b – a) + a</text:span></text:p>
      <text:p text:style-name="P129"><text:span text:style-name="T4"><text:tab/></text:span><text:span text:style-name="T6">Can be used with any type that supports these operations, often higher dimensions.</text:span></text:p>
      <text:p text:style-name="P8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6"><text:span text:style-name="T4"><text:tab/></text:span><text:span text:style-name="T7">Returns `true` if a natural number is in a linear sequence </text:span><text:span text:style-name="T10">of natural numbers</text:span><text:span text:style-name="T7">.</text:span><text:span text:style-name="T4"><text:line-break/></text:span><text:span text:style-name="T16">ln : real → real</text:span></text:p>
      <text:p text:style-name="P56"><text:span text:style-name="T16"><text:tab/></text:span><text:span text:style-name="T11">Returns the natural logarithm of a number.</text:span></text:p>
      <text:p text:style-name="P67">lt := \(a, b) = a &lt; b</text:p>
      <text:p text:style-name="P56"><text:span text:style-name="T15"><text:tab/></text:span><text:span text:style-name="T12">When written `a : (&lt; b)` it means `a` is less than `b`.</text:span></text:p>
      <text:h text:style-name="Heading_20_1" text:outline-level="1">M</text:h>
      <text:p text:style-name="P41"><text:span text:style-name="T13">mat_add : </text:span><text:span text:style-name="T5">matrix ⨯ matrix → matrix</text:span></text:p>
      <text:p text:style-name="P8"><text:span text:style-name="T5"><text:tab/></text:span><text:span text:style-name="T7">Matrix addition.</text:span></text:p>
      <text:p text:style-name="P98">mat_id : nat → matrix</text:p>
      <text:p text:style-name="P98"><text:tab/><text:span text:style-name="T20">Constructs an identity matrix.</text:span></text:p>
      <text:p text:style-name="P94"><text:span text:style-name="T93">mat_</text:span>inv : matrix → matrix</text:p>
      <text:p text:style-name="P94"><text:tab/><text:span text:style-name="T20">Returns the inverse matrix.</text:span></text:p>
      <text:p text:style-name="P71">mat_mul : matrix ⨯ matrix → matrix</text:p>
      <text:p text:style-name="P111"><text:span text:style-name="T3"><text:tab/></text:span><text:span text:style-name="T21">Matrix multiplication, row major.</text:span><text:span text:style-name="T3"><text:line-break/>max_bounds := \(n : nat) = \(m : matrix) = ∀ i { ∑ j { m[i][j] } &lt;= n }</text:span></text:p>
      <text:p text:style-name="P111"><text:tab/><text:span text:style-name="T44">Used to reason about molecule structures where each atom has a limited number of bounds.</text:span></text:p>
      <text:p text:style-name="P74">max := \(a : list) = max i { a[i] }</text:p>
      <text:p text:style-name="P83">max<text:span text:style-name="T61">2</text:span> := \(a, b) = if a &gt; b { a } else { b }</text:p>
      <text:p text:style-name="P82">min := \(a : list) = min i { a[i] }</text:p>
      <text:p text:style-name="P83">min<text:span text:style-name="T61">2</text:span> := \(a, b) = if a &lt; b { a } else { b }</text:p>
      <text:p text:style-name="P68">mul<text:span text:style-name="T64">A</text:span> := \(a : <text:span text:style-name="T87">A</text:span>, b : <text:span text:style-name="T87">A</text:span>) = a · b</text:p>
      <text:p text:style-name="P110"><text:tab/><text:span text:style-name="T34">When written `a : [· b] c` it means `a` multiplied with `b` is equal to `c`.</text:span></text:p>
      <text:p text:style-name="P110"><text:span text:style-name="T53"><text:tab/>mul</text:span><text:span text:style-name="T65">ℂ</text:span><text:span text:style-name="T53"> : complex ⨯ complex → complex</text:span></text:p>
      <text:p text:style-name="P110"><text:span text:style-name="T52"><text:tab/></text:span><text:span text:style-name="T53">mul</text:span><text:span text:style-name="T65">ℕ</text:span><text:span text:style-name="T53"> : nat ⨯ nat → nat</text:span></text:p>
      <text:p text:style-name="P110"><text:span text:style-name="T53"><text:tab/>mul</text:span><text:span text:style-name="T65">ℚ</text:span><text:span text:style-name="T53"> : rational ⨯ rational → rational</text:span></text:p>
      <text:p text:style-name="P110"><text:span text:style-name="T53"><text:tab/>mul</text:span><text:span text:style-name="T65">ℝ</text:span><text:span text:style-name="T53"> : real ⨯ real → real</text:span></text:p>
      <text:p text:style-name="P8"><text:span text:style-name="T53"><text:tab/></text:span><text:span text:style-name="T54">mul</text:span><text:span text:style-name="T66">ℤ</text:span><text:span text:style-name="T54"> : int ⨯ int → int</text:span></text:p>
      <text:h text:style-name="Heading_20_1" text:outline-level="1">N</text:h>
      <text:p text:style-name="P43">nand := \(a : bool, b : bool) = not(and(a, b))</text:p>
      <text:p text:style-name="P88">neg<text:span text:style-name="T75">A</text:span> := \(a : <text:span text:style-name="T105">A</text:span>) = -a</text:p>
      <text:p text:style-name="P88"><text:tab/><text:span text:style-name="T105">neg</text:span><text:span text:style-name="T75">ℂ</text:span><text:span text:style-name="T105"> : complex → complex</text:span></text:p>
      <text:p text:style-name="P87"><text:tab/><text:span text:style-name="T105">neg</text:span><text:span text:style-name="T75">ℚ</text:span><text:span text:style-name="T105"> : rational → rational</text:span></text:p>
      <text:p text:style-name="P87"><text:tab/><text:span text:style-name="T105">neg</text:span><text:span text:style-name="T75">ℝ</text:span><text:span text:style-name="T105"> : real → real</text:span></text:p>
      <text:p text:style-name="P88"><text:tab/><text:span text:style-name="T105">neg</text:span><text:span text:style-name="T75">ℤ</text:span><text:span text:style-name="T105"> : int → int</text:span></text:p>
      <text:p text:style-name="P142">...</text:p>
      <text:h text:style-name="Heading_20_1" text:outline-level="1"><text:soft-page-break/>… <text:span text:style-name="T115">N (continued)</text:span></text:h>
      <text:p text:style-name="P142">neq &lt;=&gt; xor</text:p>
      <text:p text:style-name="P47">nexc := \(a : bool, b : bool) = not(exc(a, b))</text:p>
      <text:p text:style-name="P113">non_diag := \(m : matrix ∧ <text:span text:style-name="T4">[dim] [eq] true</text:span>) = ∀ i { m[i][i] == 0 }</text:p>
      <text:p text:style-name="P113"><text:tab/><text:span text:style-name="T46">Returns `true` when all elements on the diagonal are zero.</text:span></text:p>
      <text:p text:style-name="P42">nor := \(a : bool, b : bool) = not(or(a, b))</text:p>
      <text:p text:style-name="P59">not := \(a : bool) = ¬a</text:p>
      <text:p text:style-name="P59"><text:tab/><text:span text:style-name="T20">In C-like programming languages this is written `!a`.</text:span></text:p>
      <text:p text:style-name="P47">nrexc := \(a : bool, b : bool) = not(rexc(a, b))</text:p>
      <text:p text:style-name="P44">nxor &lt;=&gt; eq</text:p>
      <text:p text:style-name="P44"/>
      <text:h text:style-name="Heading_20_1" text:outline-level="1">O</text:h>
      <text:p text:style-name="P2">odd := \(a : nat) = (a % 2) == 1</text:p>
      <text:p text:style-name="P8"><text:tab/><text:span text:style-name="T2">odd &lt;=&gt; linear(1, 2)</text:span></text:p>
      <text:p text:style-name="P8"><text:tab/><text:span text:style-name="T22">Returns `true` if a number is odd.</text:span></text:p>
      <text:p text:style-name="P64">or := \(a : bool, b : bool) = a ∨ b</text:p>
      <text:p text:style-name="P4"><text:tab/><text:span text:style-name="T30">In C-like programming languages this is equivalent to `a || b`.</text:span></text:p>
      <text:p text:style-name="P63"><text:span text:style-name="T31"><text:tab/></text:span><text:span text:style-name="T30">When written `a : (∨ b)` it means `a` or `b` are `true`.</text:span></text:p>
      <text:p text:style-name="P79"/>
      <text:h text:style-name="Heading_20_1" text:outline-level="1">P</text:h>
      <text:p text:style-name="P102">pair := \(a) = \(b) = (a, b)</text:p>
      <text:p text:style-name="P54">prime : nat → bool</text:p>
      <text:p text:style-name="P54"><text:tab/><text:span text:style-name="T20">Returns `true` if natural number is a prime number.</text:span></text:p>
      <text:p text:style-name="P69">pop : list → (list, any)</text:p>
      <text:p text:style-name="P4"><text:tab/><text:span text:style-name="T23">Removes an item from a list, returning a new list and the item removed.</text:span></text:p>
      <text:p text:style-name="P57">pow<text:span text:style-name="T61">A</text:span> : A ⨯ A → A</text:p>
      <text:p text:style-name="P57"><text:tab/><text:span text:style-name="T20">Returns the power of a number.</text:span></text:p>
      <text:p text:style-name="P58"><text:span text:style-name="T20"><text:tab/></text:span><text:span text:style-name="T37">When written `a : [^ b] c` it means `a` powered by `b` is equal to `c`.</text:span></text:p>
      <text:p text:style-name="P58"><text:span text:style-name="T37"><text:tab/></text:span><text:span text:style-name="T56">pow</text:span><text:span text:style-name="T67">ℂ</text:span><text:span text:style-name="T56"> : complex ⨯ complex → complex</text:span></text:p>
      <text:p text:style-name="P57"><text:tab/>pow<text:span text:style-name="T61">ℕ</text:span> : nat ⨯ nat → nat</text:p>
      <text:p text:style-name="P57"><text:tab/><text:span text:style-name="T89">pow</text:span><text:span text:style-name="T69">ℚ</text:span><text:span text:style-name="T89"> : rational ⨯ rational → rational</text:span></text:p>
      <text:p text:style-name="P57"><text:tab/>pow<text:span text:style-name="T61">ℝ</text:span> : real ⨯ real → real</text:p>
      <text:p text:style-name="P57"><text:tab/><text:span text:style-name="T106">pow</text:span><text:span text:style-name="T76">ℤ</text:span><text:span text:style-name="T106"> : int ⨯ int → int</text:span></text:p>
      <text:p text:style-name="P115">prob := \(x : real) = x &gt;= 0 ∧ x &lt;= 1</text:p>
      <text:p text:style-name="P118">probl := \(x : real) = x &gt;= 0 ∧ x &lt; 1</text:p>
      <text:p text:style-name="P118">probm := \(x : real) = x &gt; 0 ∧ x &lt; 1</text:p>
      <text:p text:style-name="P118">probr := \(x : real) = x &gt; 0 ∧ x &lt;= 1</text:p>
      <text:p text:style-name="P115">probx := \(k : real ∧ [prob] true) = \(x : bool) = if x { k } else { 1 – k }</text:p>
      <text:p text:style-name="P15">prod := \(a : list) = ∏ i { a[i] }</text:p>
      <text:p text:style-name="P70">push : list ⨯ any → list</text:p>
      <text:p text:style-name="P6"><text:tab/>Pushes an item to the end of a list</text:p>
      <text:p text:style-name="P103"/>
      <text:h text:style-name="P130" text:outline-level="1">R</text:h>
      <text:p text:style-name="P116">random : () → real</text:p>
      <text:p text:style-name="P116"><text:tab/><text:span text:style-name="T47">Often not considered a function in the normal sense but with a hidden argument</text:span></text:p>
      <text:p text:style-name="P36"><text:tab/><text:span text:style-name="T108">of an unknown natural number.</text:span></text:p>
      <text:p text:style-name="P116"><text:tab/><text:span text:style-name="T108">random : nat → real</text:span></text:p>
      <text:p text:style-name="P24">re := complex → real</text:p>
      <text:p text:style-name="P24"><text:tab/><text:span text:style-name="T20">Returns the real part of a complex number.</text:span></text:p>
      <text:p text:style-name="P69">rem := \(a, b) = a % b</text:p>
      <text:p text:style-name="P4"><text:tab/><text:span text:style-name="T23">Also called “modulus binary operator”.</text:span></text:p>
      <text:p text:style-name="P4"><text:span text:style-name="T23"><text:tab/></text:span><text:span text:style-name="T36">This is the rest value you get after integer division.</text:span></text:p>
      <text:p text:style-name="P4"><text:span text:style-name="T23"><text:tab/></text:span><text:span text:style-name="T36">When written `a : [% b] c` it means `a` modulus `b` is equal to `c`.</text:span></text:p>
      <text:p text:style-name="P46">rexc := \(a : <text:span text:style-name="T84">bool</text:span>, b : <text:span text:style-name="T84">bool</text:span>) = b ∧ ¬a</text:p>
      <text:p text:style-name="P46"><text:tab/><text:span text:style-name="T20">In C-like programming languages this is equivalent to `b &amp;&amp; !a`.</text:span></text:p>
      <text:p text:style-name="P121"><text:span text:style-name="T110">round</text:span><text:span text:style-name="T61">A</text:span> : real → A</text:p>
      <text:p text:style-name="P121"><text:tab/><text:span text:style-name="T20">Rounds real number to nearest integer value.</text:span></text:p>
      <text:p text:style-name="P121"><text:tab/><text:span text:style-name="T110">round</text:span><text:span text:style-name="T61">ℂ</text:span> : real → complex</text:p>
      <text:p text:style-name="P121"><text:tab/><text:span text:style-name="T110">round</text:span><text:span text:style-name="T61">ℕ</text:span> : real → nat</text:p>
      <text:p text:style-name="P121"><text:tab/><text:span text:style-name="T110">round</text:span><text:span text:style-name="T61">ℚ</text:span> : real → rational</text:p>
      <text:p text:style-name="P121"><text:tab/><text:span text:style-name="T110">round</text:span><text:span text:style-name="T61">ℝ</text:span> : real → real</text:p>
      <text:p text:style-name="P81"><text:tab/><text:span text:style-name="T110">round</text:span><text:span text:style-name="T61">ℤ</text:span> : real → int</text:p>
      <text:p text:style-name="P80"/>
      <text:h text:style-name="Heading_20_1" text:outline-level="1">S</text:h>
      <text:p text:style-name="P103">sc := \(sc, f) = \(<text:span text:style-name="T95">n</text:span>) = f(sc(sc, f), <text:span text:style-name="T95">n</text:span>)</text:p>
      <text:p text:style-name="P103"><text:tab/><text:span text:style-name="T96">sc(sc) : ((A → B) ⨯ A → B) → (A → B)</text:span></text:p>
      <text:p text:style-name="P104"><text:tab/><text:span text:style-name="T20">A </text:span><text:span text:style-name="T39">convenient </text:span><text:span text:style-name="T20">fixed point combinator that allows anonymous recursive calls,</text:span></text:p>
      <text:p text:style-name="P33"><text:tab/><text:span text:style-name="T95">using the first parameter as a `self` function</text:span>.</text:p>
      <text:p text:style-name="P33"><text:tab/><text:span text:style-name="T95">Here is an example of generating the numbers in the Fibonacci sequence:</text:span></text:p>
      <text:p text:style-name="P104"><text:tab/><text:span text:style-name="T95">fib := \(self : nat → nat, n : nat) = if n == 0 { 0 } else if n == 1 { 1 } else { self(n-1) + self(n-2) }</text:span></text:p>
      <text:p text:style-name="P103"><text:span text:style-name="T4"><text:tab/></text:span><text:span text:style-name="T18">call_f</text:span><text:span text:style-name="T19">ib</text:span><text:span text:style-name="T4"> := sc(sc, f</text:span><text:span text:style-name="T19">ib</text:span><text:span text:style-name="T4">)</text:span></text:p>
      <text:p text:style-name="P105"><text:span text:style-name="T17"><text:tab/></text:span><text:span text:style-name="T18">call_f</text:span><text:span text:style-name="T19">ib</text:span><text:span text:style-name="T17">(</text:span><text:span text:style-name="T18">2</text:span><text:span text:style-name="T19">0)<text:tab/><text:tab/><text:tab/>// 6765</text:span></text:p>
      <text:p text:style-name="P8"><text:span text:style-name="T4">sequence :</text:span><text:span text:style-name="T14">= \</text:span><text:span text:style-name="T4">(a : </text:span><text:span text:style-name="T14">nat</text:span><text:span text:style-name="T4">, b : </text:span><text:span text:style-name="T14">nat ∧ </text:span><text:span text:style-name="T4">(&gt; 0)) = \(x) = a + b · x</text:span></text:p>
      <text:p text:style-name="P8"><text:span text:style-name="T4"><text:tab/></text:span><text:span text:style-name="T8">Maps from natural numbers to a linear sequence </text:span><text:span text:style-name="T9">of natural numbers</text:span><text:span text:style-name="T8">.</text:span></text:p>
      <text:p text:style-name="P127">sign<text:span text:style-name="T61">A</text:span> := \(a : A) = if a &gt; 0 {1} else if a &lt; 0 {-1} else {0}</text:p>
      <text:p text:style-name="P127"><text:tab/>sign<text:span text:style-name="T61">ℝ</text:span> : real → real</text:p>
      <text:p text:style-name="P127"><text:tab/>sign<text:span text:style-name="T61">ℤ</text:span> : int → int</text:p>
      <text:p text:style-name="P18">sin : real → real</text:p>
      <text:p text:style-name="P18"><text:tab/><text:span text:style-name="T20">The trigonometric sinus function.</text:span></text:p>
      <text:p text:style-name="P13">snd := \((a, b)) = b</text:p>
      <text:p text:style-name="P13"><text:tab/><text:span text:style-name="T20">Returns the second element of a tuple.</text:span></text:p>
      <text:p text:style-name="P51">sort<text:span text:style-name="T61">f</text:span> := list → list</text:p>
      <text:p text:style-name="P51"><text:tab/><text:span text:style-name="T20">Sorts a list by function `f`.</text:span></text:p>
      <text:p text:style-name="P39"><text:tab/>When `f` is not specified, default ascending order is used.</text:p>
      <text:p text:style-name="P85">...</text:p>
      <text:h text:style-name="P131" text:outline-level="1">...S (continued)</text:h>
      <text:p text:style-name="P128"><text:span text:style-name="T114">sorted</text:span><text:span text:style-name="T78">f</text:span><text:span text:style-name="T114"> := list → bool</text:span></text:p>
      <text:p text:style-name="P86"><text:tab/><text:span text:style-name="T20">Returns `true` if list is sorted by function `f`.</text:span></text:p>
      <text:p text:style-name="P40"><text:tab/>When `f` is not specified, default ascending order is used.</text:p>
      <text:p text:style-name="P75">split := \(s : real) = \(x : real) = (s · x, (1 – s) · x)</text:p>
      <text:p text:style-name="P7"><text:tab/><text:span text:style-name="T23">Used to reason about circuit diagrams.</text:span></text:p>
      <text:p text:style-name="P122">square_len := \(a : vector) = ∑ i { a[i] · a[i] }</text:p>
      <text:p text:style-name="P17">sqrt<text:span text:style-name="T62">A</text:span> : <text:span text:style-name="T60">A</text:span> → <text:span text:style-name="T60">A</text:span></text:p>
      <text:p text:style-name="P17"><text:tab/><text:span text:style-name="T20">Takes the square root of a number.</text:span></text:p>
      <text:p text:style-name="P16"><text:tab/><text:span text:style-name="T80">sqrt</text:span><text:span text:style-name="T63">ℕ</text:span><text:span text:style-name="T80"> : nat → nat</text:span></text:p>
      <text:p text:style-name="P16"><text:tab/><text:tab/><text:span text:style-name="T26">Defined only for square numbers.</text:span></text:p>
      <text:p text:style-name="P16"><text:tab/><text:span text:style-name="T80">sqrt</text:span><text:span text:style-name="T63">ℝ</text:span><text:span text:style-name="T80"> : real → real</text:span></text:p>
      <text:p text:style-name="P16"><text:tab/><text:tab/><text:span text:style-name="T26">Defined only for non-negative numbers.</text:span></text:p>
      <text:p text:style-name="P16"><text:tab/><text:span text:style-name="T80">sqrt</text:span><text:span text:style-name="T63">ℂ</text:span><text:span text:style-name="T80"> : complex → complex</text:span></text:p>
      <text:p text:style-name="P16"><text:tab/><text:tab/><text:span text:style-name="T26">Automatic conversion from real to complex number.</text:span></text:p>
      <text:p text:style-name="P62">strict_subset : set ⨯ set → bool</text:p>
      <text:p text:style-name="P62"><text:tab/><text:span text:style-name="T20">Returns `true` if all elements of the first set belongs to the second set,</text:span></text:p>
      <text:p text:style-name="P30"><text:tab/>and the two sets do not have equal cardinality.</text:p>
      <text:p text:style-name="P30"><text:tab/>When written `a : (⊂ b)` it means `a` is a strict subset of `b`.</text:p>
      <text:p text:style-name="P69">sub<text:span text:style-name="T74">A</text:span> := \(a : <text:span text:style-name="T104">A</text:span>, b : <text:span text:style-name="T104">A</text:span>) = a – b</text:p>
      <text:p text:style-name="P72"><text:tab/><text:span text:style-name="T42">When written `a : [- b] c` it means `a` minus `b` is equal to `c`.</text:span></text:p>
      <text:p text:style-name="P72"><text:span text:style-name="T42"><text:tab/></text:span><text:span text:style-name="T57">sub</text:span><text:span text:style-name="T68">ℂ</text:span><text:span text:style-name="T57"> : complex ⨯ complex → complex</text:span></text:p>
      <text:p text:style-name="P69"><text:tab/><text:span text:style-name="T104">sub</text:span><text:span text:style-name="T74">ℕ</text:span><text:span text:style-name="T104"> : \(a : nat ∧ (&gt;= b), b : nat) → nat = { a – b }</text:span></text:p>
      <text:p text:style-name="P69"><text:tab/><text:span text:style-name="T104">sub</text:span><text:span text:style-name="T74">ℚ</text:span><text:span text:style-name="T104"> : rational ⨯ rational → rational</text:span></text:p>
      <text:p text:style-name="P69"><text:tab/><text:span text:style-name="T104">sub</text:span><text:span text:style-name="T74">ℝ</text:span><text:span text:style-name="T104"> : real ⨯ real → real</text:span></text:p>
      <text:p text:style-name="P117"><text:span text:style-name="T3"><text:tab/>sub</text:span><text:span text:style-name="T74">ℤ</text:span><text:span text:style-name="T104"> : int ⨯ int → int</text:span></text:p>
      <text:p text:style-name="P119">subset : set ⨯ set → bool</text:p>
      <text:p text:style-name="P61"><text:tab/><text:span text:style-name="T20">Returns `true` if all elements of the first set belongs to the second set.</text:span></text:p>
      <text:p text:style-name="P32"><text:tab/>When written `a : (⊆ b)` it means `a` is a subset of `b`.</text:p>
      <text:p text:style-name="P65">sum := \(a : list) = ∑ i { a[i] }</text:p>
      <text:p text:style-name="P92">swap := \((a, b)) = (b, a)</text:p>
      <text:p text:style-name="P106">sym := \(m : matrix ∧ [dim] [eq] true) = ∀ i, j { m[i][j] == m[j][i] }</text:p>
      <text:p text:style-name="P25"/>
      <text:h text:style-name="Heading_20_1" text:outline-level="1">T</text:h>
      <text:p text:style-name="P25">tan : real → real</text:p>
      <text:p text:style-name="P25"><text:tab/><text:span text:style-name="T20">The trigonometric tangent function.</text:span></text:p>
      <text:p text:style-name="P73">trace := \(m : matrix) = ∑ i, i { m[i][i] }</text:p>
      <text:p text:style-name="P125">transform : matrix ⨯ vector → vector</text:p>
      <text:p text:style-name="P125"><text:tab/><text:span text:style-name="T20">Transforms a vector through a matrix</text:span></text:p>
      <text:p text:style-name="P93"><text:span text:style-name="T92">transpose</text:span> : matrix → matrix</text:p>
      <text:p text:style-name="P93"><text:tab/><text:span text:style-name="T38">Returns the transposed matrix, where rows are swapped with columns.</text:span></text:p>
      <text:p text:style-name="P60">...</text:p>
      <text:h text:style-name="P132" text:outline-level="1">...<text:span text:style-name="T113">T</text:span> (continued)</text:h>
      <text:p text:style-name="P60">true<text:span text:style-name="T61">N</text:span> := \(_, _, …) = true</text:p>
      <text:p text:style-name="P60"><text:tab/><text:span text:style-name="T20">A function that always returns `true`.</text:span></text:p>
      <text:p text:style-name="P60"><text:tab/>true<text:span text:style-name="T61">0</text:span> := \() = true</text:p>
      <text:p text:style-name="P60"><text:tab/>false<text:span text:style-name="T61">1</text:span> := \() = false</text:p>
      <text:h text:style-name="Heading_20_1" text:outline-level="1">U</text:h>
      <text:p text:style-name="P19">union : set ⨯ set → set</text:p>
      <text:p text:style-name="P19"><text:tab/><text:span text:style-name="T20">Returns the union of two sets.</text:span></text:p>
      <text:p text:style-name="P19"><text:span text:style-name="T20"><text:tab/></text:span><text:span text:style-name="T27">When written `a : [∪ b] c` it means `a` union `b` results in `c`.</text:span></text:p>
      <text:p text:style-name="P10">unit : any → ()</text:p>
      <text:p text:style-name="P10"><text:tab/><text:span text:style-name="T20">Used to erase information about an input argument.</text:span></text:p>
      <text:p text:style-name="P11"/>
      <text:h text:style-name="Heading_20_1" text:outline-level="1">V</text:h>
      <text:p text:style-name="P11">vec_dim : vector → nat</text:p>
      <text:p text:style-name="P11"><text:tab/><text:span text:style-name="T20">Returns the number of dimensions of a vector.</text:span></text:p>
      <text:h text:style-name="Heading_20_1" text:outline-level="1">X</text:h>
      <text:p text:style-name="P53">x : vector → real</text:p>
      <text:p text:style-name="P53"><text:tab/><text:span text:style-name="T20">Returns the x-component of a vector.</text:span></text:p>
      <text:p text:style-name="P65">xor := \(a : bool, b : bool) = a ∧ ¬b ∨ ¬a ∧ b</text:p>
      <text:p text:style-name="P4"><text:tab/><text:span text:style-name="T24">In C-like programming languages this is equivalent to “a &amp;&amp; !b || !a &amp;&amp; b”.</text:span></text:p>
      <text:p text:style-name="P4"><text:span text:style-name="T50"><text:tab/></text:span><text:span text:style-name="T28">When written `a : (⊻ b)` it means either `a` or `b` is `true`, but not both.</text:span></text:p>
      <text:h text:style-name="Heading_20_1" text:outline-level="1">Y</text:h>
      <text:p text:style-name="P53"><text:span text:style-name="T50">y : </text:span><text:span text:style-name="T49">vector → real</text:span></text:p>
      <text:p text:style-name="P53"><text:span text:style-name="T49"><text:tab/></text:span><text:span text:style-name="T20">Returns the y-component of a vector.</text:span></text:p>
      <text:p text:style-name="P76"/>
      <text:h text:style-name="Heading_20_1" text:outline-level="1">Z</text:h>
      <text:p text:style-name="P76">z : vector → real</text:p>
      <text:p text:style-name="P53"><text:span text:style-name="T49"><text:tab/></text:span><text:span text:style-name="T20">Returns the z-component of a vector.</text:span></text:p>
      <text:p text:style-name="P76"/>
      <text:h text:style-name="Heading_20_1" text:outline-level="1">W</text:h>
      <text:p text:style-name="P76">w : vector → real</text:p>
      <text:p text:style-name="P53"><text:span text:style-name="T49"><text:tab/></text:span><text:span text:style-name="T20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20-04-22T13:27:22.013584000</dc:date>
    <meta:editing-duration>PT8H23M32S</meta:editing-duration>
    <meta:editing-cycles>152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325" meta:word-count="2645" meta:character-count="11574" meta:non-whitespace-character-count="9067"/>
  </office:meta>
</office:document-meta>
</file>